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Thumbnails/thumbnail.png" manifest:media-type="image/png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ormal" table:style-name="ta1">
        <table:shapes>
          <draw:frame draw:z-index="0" draw:style-name="gr1" draw:text-style-name="P1" svg:width="6.2988in" svg:height="3.5429in" svg:x="2.1646in" svg:y="0.5205in">
            <draw:object draw:notify-on-update-of-ranges="normal.A1:normal.A1 normal.A2:normal.A27 normal.B1:normal.B1 normal.B2:normal.B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etter </text:p>
          </table:table-cell>
          <table:table-cell office:value-type="string" calcext:value-type="string">
            <text:p>Frequency</text:p>
          </table:table-cell>
        </table:table-row>
        <table:table-row table:style-name="ro1">
          <table:table-cell office:value-type="string" calcext:value-type="string">
            <text:p>A 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B 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string" calcext:value-type="string">
            <text:p>C 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string" calcext:value-type="string">
            <text:p>D 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string" calcext:value-type="string">
            <text:p>E </text:p>
          </table:table-cell>
          <table:table-cell office:value-type="float" office:value="12.02" calcext:value-type="float">
            <text:p>12.02</text:p>
          </table:table-cell>
        </table:table-row>
        <table:table-row table:style-name="ro1">
          <table:table-cell office:value-type="string" calcext:value-type="string">
            <text:p>F 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G </text:p>
          </table:table-cell>
          <table:table-cell office:value-type="float" office:value="2.03" calcext:value-type="float">
            <text:p>2.03</text:p>
          </table:table-cell>
        </table:table-row>
        <table:table-row table:style-name="ro1">
          <table:table-cell office:value-type="string" calcext:value-type="string">
            <text:p>H </text:p>
          </table:table-cell>
          <table:table-cell office:value-type="float" office:value="5.92" calcext:value-type="float">
            <text:p>5.92</text:p>
          </table:table-cell>
        </table:table-row>
        <table:table-row table:style-name="ro1">
          <table:table-cell office:value-type="string" calcext:value-type="string">
            <text:p>I </text:p>
          </table:table-cell>
          <table:table-cell office:value-type="float" office:value="7.31" calcext:value-type="float">
            <text:p>7.31</text:p>
          </table:table-cell>
        </table:table-row>
        <table:table-row table:style-name="ro1">
          <table:table-cell office:value-type="string" calcext:value-type="string">
            <text:p>J 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K 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L 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office:value-type="string" calcext:value-type="string">
            <text:p>M 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string" calcext:value-type="string">
            <text:p>N </text:p>
          </table:table-cell>
          <table:table-cell office:value-type="float" office:value="6.95" calcext:value-type="float">
            <text:p>6.95</text:p>
          </table:table-cell>
        </table:table-row>
        <table:table-row table:style-name="ro1">
          <table:table-cell office:value-type="string" calcext:value-type="string">
            <text:p>O </text:p>
          </table:table-cell>
          <table:table-cell office:value-type="float" office:value="7.68" calcext:value-type="float">
            <text:p>7.68</text:p>
          </table:table-cell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string" calcext:value-type="string">
            <text:p>Q 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R </text:p>
          </table:table-cell>
          <table:table-cell office:value-type="float" office:value="6.02" calcext:value-type="float">
            <text:p>6.02</text:p>
          </table:table-cell>
        </table:table-row>
        <table:table-row table:style-name="ro1">
          <table:table-cell office:value-type="string" calcext:value-type="string">
            <text:p>S </text:p>
          </table:table-cell>
          <table:table-cell office:value-type="float" office:value="6.28" calcext:value-type="float">
            <text:p>6.28</text:p>
          </table:table-cell>
        </table:table-row>
        <table:table-row table:style-name="ro1">
          <table:table-cell office:value-type="string" calcext:value-type="string">
            <text:p>T 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string" calcext:value-type="string">
            <text:p>U 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string" calcext:value-type="string">
            <text:p>V 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W 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table-cell office:value-type="string" calcext:value-type="string">
            <text:p>X 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Y 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table-cell office:value-type="string" calcext:value-type="string">
            <text:p>Z </text:p>
          </table:table-cell>
          <table:table-cell office:value-type="float" office:value="0.07" calcext:value-type="float">
            <text:p>0.07</text:p>
          </table:table-cell>
        </table:table-row>
      </table:table>
      <table:table table:name="t0" table:style-name="ta1">
        <table:shapes>
          <draw:frame draw:z-index="0" draw:style-name="gr1" draw:text-style-name="P1" svg:width="6.2988in" svg:height="3.5429in" svg:x="2.2295in" svg:y="0.3114in">
            <draw:object draw:notify-on-update-of-ranges="t0.A1:t0.A26 t0.B1:t0.B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1.83" calcext:value-type="float">
            <text:p>1.83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.75" calcext:value-type="float">
            <text:p>2.75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.75" calcext:value-type="float">
            <text:p>2.75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.34" calcext:value-type="float">
            <text:p>7.34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.75" calcext:value-type="float">
            <text:p>2.75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.75" calcext:value-type="float">
            <text:p>2.75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6.42" calcext:value-type="float">
            <text:p>6.42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.83" calcext:value-type="float">
            <text:p>1.83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.67" calcext:value-type="float">
            <text:p>3.67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.83" calcext:value-type="float">
            <text:p>1.83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.09" calcext:value-type="float">
            <text:p>10.09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6.42" calcext:value-type="float">
            <text:p>6.42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.67" calcext:value-type="float">
            <text:p>3.67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4.59" calcext:value-type="float">
            <text:p>4.59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42" calcext:value-type="float">
            <text:p>6.42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.75" calcext:value-type="float">
            <text:p>2.75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.67" calcext:value-type="float">
            <text:p>3.67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.67" calcext:value-type="float">
            <text:p>3.67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.59" calcext:value-type="float">
            <text:p>4.59</text:p>
          </table:table-cell>
          <table:table-cell>
            <draw:frame draw:z-index="1" draw:style-name="gr1" draw:text-style-name="P1" svg:width="6.2988in" svg:height="3.5429in" svg:x="0.237in" svg:y="0.126in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.83" calcext:value-type="float">
            <text:p>1.83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.75" calcext:value-type="float">
            <text:p>2.75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3.67" calcext:value-type="float">
            <text:p>3.67</text:p>
          </table:table-cell>
          <table:table-cell/>
        </table:table-row>
      </table:table>
      <table:table table:name="t1" table:style-name="ta1">
        <table:shapes>
          <draw:frame draw:z-index="0" draw:style-name="gr1" draw:text-style-name="P1" svg:width="6.2988in" svg:height="3.5429in" svg:x="2.2295in" svg:y="0.3114in">
            <draw:object draw:notify-on-update-of-ranges="t1.A1:t1.A26 t1.B1:t1.B2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4.59" calcext:value-type="float">
            <text:p>4.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.75" calcext:value-type="float">
            <text:p>2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.67" calcext:value-type="float">
            <text:p>3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.5" calcext:value-type="float">
            <text:p>5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.5" calcext:value-type="float">
            <text:p>5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.5" calcext:value-type="float">
            <text:p>5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1.93" calcext:value-type="float">
            <text:p>11.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.83" calcext:value-type="float">
            <text:p>1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.92" calcext:value-type="float">
            <text:p>0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.67" calcext:value-type="float">
            <text:p>3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.67" calcext:value-type="float">
            <text:p>3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7.34" calcext:value-type="float">
            <text:p>7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.75" calcext:value-type="float">
            <text:p>2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3.67" calcext:value-type="float">
            <text:p>3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76" calcext:value-type="float">
            <text:p>13.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4.59" calcext:value-type="float">
            <text:p>4.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.75" calcext:value-type="float">
            <text:p>2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.75" calcext:value-type="float">
            <text:p>2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.5" calcext:value-type="float">
            <text:p>5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.83" calcext:value-type="float">
            <text:p>1.83</text:p>
          </table:table-cell>
          <table:table-cell table:number-columns-repeated="3"/>
          <table:table-cell>
            <draw:frame draw:z-index="1" draw:style-name="gr1" draw:text-style-name="P1" svg:width="6.2988in" svg:height="3.5429in" svg:x="0.7165in" svg:y="0.0524in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.83" calcext:value-type="float">
            <text:p>1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.75" calcext:value-type="float">
            <text:p>2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92" calcext:value-type="float">
            <text:p>0.92</text:p>
          </table:table-cell>
          <table:table-cell table:number-columns-repeated="4"/>
        </table:table-row>
      </table:table>
      <table:table table:name="t2" table:style-name="ta1">
        <table:shapes>
          <draw:frame draw:z-index="0" draw:style-name="gr1" draw:text-style-name="P1" svg:width="6.2988in" svg:height="3.5429in" svg:x="2.2295in" svg:y="0.3114in">
            <draw:object draw:notify-on-update-of-ranges="t2.A1:t2.A26 t2.B1:t2.B2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3.89" calcext:value-type="float">
            <text:p>1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.56" calcext:value-type="float">
            <text:p>5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3.89" calcext:value-type="float">
            <text:p>1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.78" calcext:value-type="float">
            <text:p>2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5.56" calcext:value-type="float">
            <text:p>5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.56" calcext:value-type="float">
            <text:p>5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.78" calcext:value-type="float">
            <text:p>2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.78" calcext:value-type="float">
            <text:p>2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5.56" calcext:value-type="float">
            <text:p>5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.78" calcext:value-type="float">
            <text:p>2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8.33" calcext:value-type="float">
            <text:p>8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56" calcext:value-type="float">
            <text:p>5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.78" calcext:value-type="float">
            <text:p>2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.56" calcext:value-type="float">
            <text:p>5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8.33" calcext:value-type="float">
            <text:p>8.33</text:p>
          </table:table-cell>
          <table:table-cell/>
          <table:table-cell>
            <draw:frame draw:z-index="1" draw:style-name="gr1" draw:text-style-name="P1" svg:width="6.2988in" svg:height="3.5429in" svg:x="0.2724in" svg:y="0.1461in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.56" calcext:value-type="float">
            <text:p>5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.78" calcext:value-type="float">
            <text:p>2.78</text:p>
          </table:table-cell>
          <table:table-cell table:number-columns-repeated="2"/>
        </table:table-row>
      </table:table>
      <table:table table:name="t3" table:style-name="ta1">
        <table:shapes>
          <draw:frame draw:z-index="0" draw:style-name="gr1" draw:text-style-name="P1" svg:width="6.2988in" svg:height="3.5429in" svg:x="2.2295in" svg:y="0.3114in">
            <draw:object draw:notify-on-update-of-ranges="t3.A1:t3.A26 t3.B1:t3.B2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5.56" calcext:value-type="float">
            <text:p>5.5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.56" calcext:value-type="float">
            <text:p>5.56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.33" calcext:value-type="float">
            <text:p>8.33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.78" calcext:value-type="float">
            <text:p>2.78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.56" calcext:value-type="float">
            <text:p>5.5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5.56" calcext:value-type="float">
            <text:p>5.56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.56" calcext:value-type="float">
            <text:p>5.56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.78" calcext:value-type="float">
            <text:p>2.7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.56" calcext:value-type="float">
            <text:p>5.56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3.89" calcext:value-type="float">
            <text:p>13.89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.78" calcext:value-type="float">
            <text:p>2.78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89" calcext:value-type="float">
            <text:p>13.89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.33" calcext:value-type="float">
            <text:p>8.33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5.56" calcext:value-type="float">
            <text:p>5.56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.78" calcext:value-type="float">
            <text:p>2.78</text:p>
          </table:table-cell>
          <table:table-cell>
            <draw:frame draw:z-index="1" draw:style-name="gr1" draw:text-style-name="P1" svg:width="6.2988in" svg:height="3.5429in" svg:x="0.6299in" svg:y="0.1358in">
              <draw:object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5.56" calcext:value-type="float">
            <text:p>5.56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t4" table:style-name="ta1">
        <table:shapes>
          <draw:frame draw:z-index="0" draw:style-name="gr1" draw:text-style-name="P1" svg:width="6.2988in" svg:height="3.5429in" svg:x="2.2295in" svg:y="0.3114in">
            <draw:object draw:notify-on-update-of-ranges="t4.A1:t4.A26 t4.B1:t4.B2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2.78" calcext:value-type="float">
            <text:p>2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.33" calcext:value-type="float">
            <text:p>8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.56" calcext:value-type="float">
            <text:p>5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.56" calcext:value-type="float">
            <text:p>5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.78" calcext:value-type="float">
            <text:p>2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.78" calcext:value-type="float">
            <text:p>2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.78" calcext:value-type="float">
            <text:p>2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1.11" calcext:value-type="float">
            <text:p>11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5.56" calcext:value-type="float">
            <text:p>5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5.56" calcext:value-type="float">
            <text:p>5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11" calcext:value-type="float">
            <text:p>11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.78" calcext:value-type="float">
            <text:p>2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5.56" calcext:value-type="float">
            <text:p>5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8.33" calcext:value-type="float">
            <text:p>8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.78" calcext:value-type="float">
            <text:p>2.78</text:p>
          </table:table-cell>
          <table:table-cell table:number-columns-repeated="3"/>
          <table:table-cell>
            <draw:frame draw:z-index="1" draw:style-name="gr1" draw:text-style-name="P1" svg:width="6.2988in" svg:height="3.5429in" svg:x="0.7157in" svg:y="0.0173in">
              <draw:object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8.33" calcext:value-type="float">
            <text:p>8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8.33" calcext:value-type="float">
            <text:p>8.33</text:p>
          </table:table-cell>
          <table:table-cell table:number-columns-repeated="4"/>
        </table:table-row>
      </table:table>
      <table:table table:name="t5" table:style-name="ta1">
        <table:shapes>
          <draw:frame draw:z-index="0" draw:style-name="gr1" draw:text-style-name="P1" svg:width="6.2988in" svg:height="3.5429in" svg:x="2.2295in" svg:y="0.3114in">
            <draw:object draw:notify-on-update-of-ranges="t5.A1:t5.A26 t5.B1:t5.B26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3.89" calcext:value-type="float">
            <text:p>1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.56" calcext:value-type="float">
            <text:p>5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7.78" calcext:value-type="float">
            <text:p>27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.78" calcext:value-type="float">
            <text:p>2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.33" calcext:value-type="float">
            <text:p>8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.78" calcext:value-type="float">
            <text:p>2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8.33" calcext:value-type="float">
            <text:p>8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33" calcext:value-type="float">
            <text:p>8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.78" calcext:value-type="float">
            <text:p>2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.78" calcext:value-type="float">
            <text:p>2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.56" calcext:value-type="float">
            <text:p>5.56</text:p>
          </table:table-cell>
          <table:table-cell/>
          <table:table-cell>
            <draw:frame draw:z-index="1" draw:style-name="gr1" draw:text-style-name="P1" svg:width="6.2988in" svg:height="3.5429in" svg:x="0.2142in" svg:y="0.0768in">
              <draw:object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.78" calcext:value-type="float">
            <text:p>2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.78" calcext:value-type="float">
            <text:p>2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.78" calcext:value-type="float">
            <text:p>2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.78" calcext:value-type="float">
            <text:p>2.78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normal.A2:normal.B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C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1T18:00:43.622949012</meta:creation-date>
    <dc:date>2025-08-11T19:18:28.588396132</dc:date>
    <meta:editing-duration>PT56M59S</meta:editing-duration>
    <meta:editing-cycles>2</meta:editing-cycles>
    <meta:generator>LibreOffice/24.2.7.2$Linux_X86_64 LibreOffice_project/420$Build-2</meta:generator>
    <meta:document-statistic meta:table-count="7" meta:cell-count="366" meta:object-count="1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t0.A1:t0.B26" chart:data-source-has-labels="column" svg:x="0.32cm" svg:y="0.18cm" svg:width="15.36cm" svg:height="8.64cm">
          <chart:coordinate-region svg:x="0.941cm" svg:y="0.379cm" svg:width="14.739cm" svg:height="7.794cm"/>
          <chart:axis chart:dimension="x" chart:name="primary-x" chart:style-name="ch3" chartooo:axis-type="auto">
            <chartooo:date-scale/>
            <chart:categories table:cell-range-address="t0.A1:t0.A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0.B1:t0.B26" chart:class="chart:bar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t0.A1:t0.A26</svg:desc>
                </draw:g>
              </table:table-cell>
              <table:table-cell office:value-type="float" office:value="1.83">
                <text:p>1.83</text:p>
                <draw:g>
                  <svg:desc>t0.B1:t0.B26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7.34">
                <text:p>7.34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6.42">
                <text:p>6.42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6.42">
                <text:p>6.42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6.42">
                <text:p>6.42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3.67">
                <text:p>3.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t4.A1:t4.B26" chart:data-source-has-labels="column" svg:x="0.32cm" svg:y="0.18cm" svg:width="15.36cm" svg:height="8.64cm">
          <chart:coordinate-region svg:x="0.941cm" svg:y="0.379cm" svg:width="14.739cm" svg:height="7.794cm"/>
          <chart:axis chart:dimension="x" chart:name="primary-x" chart:style-name="ch3" chartooo:axis-type="auto">
            <chartooo:date-scale/>
            <chart:categories table:cell-range-address="t4.A1:t4.A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4.B1:t4.B26" chart:class="chart:bar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t4.A1:t4.A26</svg:desc>
                </draw:g>
              </table:table-cell>
              <table:table-cell office:value-type="float" office:value="2.78">
                <text:p>2.78</text:p>
                <draw:g>
                  <svg:desc>t4.B1:t4.B26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11.11">
                <text:p>11.11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1.11">
                <text:p>11.11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8.33">
                <text:p>8.3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7.242cm" svg:y="0.316cm" chart:style-name="ch2">
          <text:p>normal</text:p>
        </chart:title>
        <chart:plot-area chart:style-name="ch3" chart:data-source-has-labels="both" svg:x="0.32cm" svg:y="1.275cm" svg:width="15.36cm" svg:height="7.545cm">
          <chart:coordinate-region svg:x="0.941cm" svg:y="1.474cm" svg:width="14.739cm" svg:height="6.699cm"/>
          <chart:axis chart:dimension="x" chart:name="primary-x" chart:style-name="ch4" chartooo:axis-type="auto">
            <chartooo:date-scale/>
            <chart:categories table:cell-range-address="local-table.$A$2:.$A$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7" chart:label-cell-address="local-table.$B$1" chart:class="chart:ba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</table:table-cell>
            </table:table-row>
          </table:table-header-rows>
          <table:table-rows>
            <table:table-row>
              <table:table-cell office:value-type="string">
                <text:p>A 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B 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C 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D 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E 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F 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G 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H 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I </text:p>
              </table:table-cell>
              <table:table-cell office:value-type="float" office:value="7.31">
                <text:p>7.31</text:p>
              </table:table-cell>
            </table:table-row>
            <table:table-row>
              <table:table-cell office:value-type="string">
                <text:p>J 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K 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L 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M 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N 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O 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P 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Q 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 </text:p>
              </table:table-cell>
              <table:table-cell office:value-type="float" office:value="6.02">
                <text:p>6.02</text:p>
              </table:table-cell>
            </table:table-row>
            <table:table-row>
              <table:table-cell office:value-type="string">
                <text:p>S 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string">
                <text:p>T 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U 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V 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W 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X 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Y 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Z </text:p>
              </table:table-cell>
              <table:table-cell office:value-type="float" office:value="0.07">
                <text:p>0.0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t5.A1:t5.B26" chart:data-source-has-labels="column" svg:x="0.32cm" svg:y="0.18cm" svg:width="15.36cm" svg:height="8.64cm">
          <chart:coordinate-region svg:x="0.941cm" svg:y="0.379cm" svg:width="14.739cm" svg:height="7.794cm"/>
          <chart:axis chart:dimension="x" chart:name="primary-x" chart:style-name="ch3" chartooo:axis-type="auto">
            <chartooo:date-scale/>
            <chart:categories table:cell-range-address="t5.A1:t5.A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5.B1:t5.B26" chart:class="chart:bar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t5.A1:t5.A26</svg:desc>
                </draw:g>
              </table:table-cell>
              <table:table-cell office:value-type="float" office:value="0">
                <text:p>0</text:p>
                <draw:g>
                  <svg:desc>t5.B1:t5.B26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27.78">
                <text:p>27.78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2.78">
                <text:p>2.7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7.242cm" svg:y="0.316cm" chart:style-name="ch2">
          <text:p>normal</text:p>
        </chart:title>
        <chart:plot-area chart:style-name="ch3" chart:data-source-has-labels="both" svg:x="0.32cm" svg:y="1.275cm" svg:width="15.36cm" svg:height="7.545cm">
          <chart:coordinate-region svg:x="0.941cm" svg:y="1.474cm" svg:width="14.739cm" svg:height="6.699cm"/>
          <chart:axis chart:dimension="x" chart:name="primary-x" chart:style-name="ch4" chartooo:axis-type="auto">
            <chartooo:date-scale/>
            <chart:categories table:cell-range-address="local-table.$A$2:.$A$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7" chart:label-cell-address="local-table.$B$1" chart:class="chart:ba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</table:table-cell>
            </table:table-row>
          </table:table-header-rows>
          <table:table-rows>
            <table:table-row>
              <table:table-cell office:value-type="string">
                <text:p>A 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B 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C 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D 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E 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F 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G 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H 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I </text:p>
              </table:table-cell>
              <table:table-cell office:value-type="float" office:value="7.31">
                <text:p>7.31</text:p>
              </table:table-cell>
            </table:table-row>
            <table:table-row>
              <table:table-cell office:value-type="string">
                <text:p>J 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K 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L 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M 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N 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O 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P 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Q 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 </text:p>
              </table:table-cell>
              <table:table-cell office:value-type="float" office:value="6.02">
                <text:p>6.02</text:p>
              </table:table-cell>
            </table:table-row>
            <table:table-row>
              <table:table-cell office:value-type="string">
                <text:p>S 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string">
                <text:p>T 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U 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V 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W 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X 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Y 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Z </text:p>
              </table:table-cell>
              <table:table-cell office:value-type="float" office:value="0.07">
                <text:p>0.0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242cm" svg:y="0.316cm" chart:style-name="ch2">
          <text:p>normal</text:p>
        </chart:title>
        <chart:plot-area chart:style-name="ch3" table:cell-range-address="normal.A1:normal.B27" chart:data-source-has-labels="both" svg:x="0.32cm" svg:y="1.275cm" svg:width="15.36cm" svg:height="7.545cm">
          <chart:coordinate-region svg:x="0.941cm" svg:y="1.474cm" svg:width="14.739cm" svg:height="6.699cm"/>
          <chart:axis chart:dimension="x" chart:name="primary-x" chart:style-name="ch4" chartooo:axis-type="auto">
            <chartooo:date-scale/>
            <chart:categories table:cell-range-address="normal.A2:normal.A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ormal.B2:normal.B27" chart:label-cell-address="normal.B1:normal.B1" chart:class="chart:ba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  <draw:g>
                  <svg:desc>normal.B1:normal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 </text:p>
                <draw:g>
                  <svg:desc>normal.A2:normal.A27</svg:desc>
                </draw:g>
              </table:table-cell>
              <table:table-cell office:value-type="float" office:value="8.12">
                <text:p>8.12</text:p>
                <draw:g>
                  <svg:desc>normal.B2:normal.B27</svg:desc>
                </draw:g>
              </table:table-cell>
            </table:table-row>
            <table:table-row>
              <table:table-cell office:value-type="string">
                <text:p>B 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C 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D 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E 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F 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G 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H 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I </text:p>
              </table:table-cell>
              <table:table-cell office:value-type="float" office:value="7.31">
                <text:p>7.31</text:p>
              </table:table-cell>
            </table:table-row>
            <table:table-row>
              <table:table-cell office:value-type="string">
                <text:p>J 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K 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L 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M 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N 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O 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P 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Q 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 </text:p>
              </table:table-cell>
              <table:table-cell office:value-type="float" office:value="6.02">
                <text:p>6.02</text:p>
              </table:table-cell>
            </table:table-row>
            <table:table-row>
              <table:table-cell office:value-type="string">
                <text:p>S 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string">
                <text:p>T 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U 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V 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W 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X 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Y 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Z </text:p>
              </table:table-cell>
              <table:table-cell office:value-type="float" office:value="0.07">
                <text:p>0.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7.242cm" svg:y="0.316cm" chart:style-name="ch2">
          <text:p>normal</text:p>
        </chart:title>
        <chart:plot-area chart:style-name="ch3" chart:data-source-has-labels="both" svg:x="0.32cm" svg:y="1.275cm" svg:width="15.36cm" svg:height="7.545cm">
          <chart:coordinate-region svg:x="0.941cm" svg:y="1.474cm" svg:width="14.739cm" svg:height="6.699cm"/>
          <chart:axis chart:dimension="x" chart:name="primary-x" chart:style-name="ch4" chartooo:axis-type="auto">
            <chartooo:date-scale/>
            <chart:categories table:cell-range-address="local-table.$A$2:.$A$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7" chart:label-cell-address="local-table.$B$1" chart:class="chart:ba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</table:table-cell>
            </table:table-row>
          </table:table-header-rows>
          <table:table-rows>
            <table:table-row>
              <table:table-cell office:value-type="string">
                <text:p>A 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B 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C 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D 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E 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F 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G 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H 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I </text:p>
              </table:table-cell>
              <table:table-cell office:value-type="float" office:value="7.31">
                <text:p>7.31</text:p>
              </table:table-cell>
            </table:table-row>
            <table:table-row>
              <table:table-cell office:value-type="string">
                <text:p>J 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K 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L 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M 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N 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O 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P 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Q 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 </text:p>
              </table:table-cell>
              <table:table-cell office:value-type="float" office:value="6.02">
                <text:p>6.02</text:p>
              </table:table-cell>
            </table:table-row>
            <table:table-row>
              <table:table-cell office:value-type="string">
                <text:p>S 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string">
                <text:p>T 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U 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V 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W 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X 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Y 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Z </text:p>
              </table:table-cell>
              <table:table-cell office:value-type="float" office:value="0.07">
                <text:p>0.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t1.A1:t1.B26" chart:data-source-has-labels="column" svg:x="0.32cm" svg:y="0.18cm" svg:width="15.36cm" svg:height="8.64cm">
          <chart:coordinate-region svg:x="0.941cm" svg:y="0.379cm" svg:width="14.739cm" svg:height="7.794cm"/>
          <chart:axis chart:dimension="x" chart:name="primary-x" chart:style-name="ch3" chartooo:axis-type="auto">
            <chartooo:date-scale/>
            <chart:categories table:cell-range-address="t1.A1:t1.A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1.B1:t1.B26" chart:class="chart:bar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t1.A1:t1.A26</svg:desc>
                </draw:g>
              </table:table-cell>
              <table:table-cell office:value-type="float" office:value="4.59">
                <text:p>4.59</text:p>
                <draw:g>
                  <svg:desc>t1.B1:t1.B26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11.93">
                <text:p>11.9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7.34">
                <text:p>7.34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3.76">
                <text:p>13.76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0.92">
                <text:p>0.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7.242cm" svg:y="0.316cm" chart:style-name="ch2">
          <text:p>normal</text:p>
        </chart:title>
        <chart:plot-area chart:style-name="ch3" chart:data-source-has-labels="both" svg:x="0.32cm" svg:y="1.275cm" svg:width="15.36cm" svg:height="7.545cm">
          <chart:coordinate-region svg:x="0.941cm" svg:y="1.474cm" svg:width="14.739cm" svg:height="6.699cm"/>
          <chart:axis chart:dimension="x" chart:name="primary-x" chart:style-name="ch4" chartooo:axis-type="auto">
            <chartooo:date-scale/>
            <chart:categories table:cell-range-address="local-table.$A$2:.$A$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7" chart:label-cell-address="local-table.$B$1" chart:class="chart:ba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</table:table-cell>
            </table:table-row>
          </table:table-header-rows>
          <table:table-rows>
            <table:table-row>
              <table:table-cell office:value-type="string">
                <text:p>A 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B 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C 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D 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E 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F 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G 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H 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I </text:p>
              </table:table-cell>
              <table:table-cell office:value-type="float" office:value="7.31">
                <text:p>7.31</text:p>
              </table:table-cell>
            </table:table-row>
            <table:table-row>
              <table:table-cell office:value-type="string">
                <text:p>J 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K 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L 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M 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N 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O 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P 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Q 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 </text:p>
              </table:table-cell>
              <table:table-cell office:value-type="float" office:value="6.02">
                <text:p>6.02</text:p>
              </table:table-cell>
            </table:table-row>
            <table:table-row>
              <table:table-cell office:value-type="string">
                <text:p>S 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string">
                <text:p>T 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U 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V 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W 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X 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Y 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Z </text:p>
              </table:table-cell>
              <table:table-cell office:value-type="float" office:value="0.07">
                <text:p>0.0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t2.A1:t2.B26" chart:data-source-has-labels="column" svg:x="0.32cm" svg:y="0.18cm" svg:width="15.36cm" svg:height="8.64cm">
          <chart:coordinate-region svg:x="0.941cm" svg:y="0.379cm" svg:width="14.739cm" svg:height="7.794cm"/>
          <chart:axis chart:dimension="x" chart:name="primary-x" chart:style-name="ch3" chartooo:axis-type="auto">
            <chartooo:date-scale/>
            <chart:categories table:cell-range-address="t2.A1:t2.A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2.B1:t2.B26" chart:class="chart:bar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t2.A1:t2.A26</svg:desc>
                </draw:g>
              </table:table-cell>
              <table:table-cell office:value-type="float" office:value="0">
                <text:p>0</text:p>
                <draw:g>
                  <svg:desc>t2.B1:t2.B26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2.78">
                <text:p>2.7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7.242cm" svg:y="0.316cm" chart:style-name="ch2">
          <text:p>normal</text:p>
        </chart:title>
        <chart:plot-area chart:style-name="ch3" chart:data-source-has-labels="both" svg:x="0.32cm" svg:y="1.275cm" svg:width="15.36cm" svg:height="7.545cm">
          <chart:coordinate-region svg:x="0.941cm" svg:y="1.474cm" svg:width="14.739cm" svg:height="6.699cm"/>
          <chart:axis chart:dimension="x" chart:name="primary-x" chart:style-name="ch4" chartooo:axis-type="auto">
            <chartooo:date-scale/>
            <chart:categories table:cell-range-address="local-table.$A$2:.$A$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7" chart:label-cell-address="local-table.$B$1" chart:class="chart:ba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</table:table-cell>
            </table:table-row>
          </table:table-header-rows>
          <table:table-rows>
            <table:table-row>
              <table:table-cell office:value-type="string">
                <text:p>A 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B 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C 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D 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E 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F 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G 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H 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I </text:p>
              </table:table-cell>
              <table:table-cell office:value-type="float" office:value="7.31">
                <text:p>7.31</text:p>
              </table:table-cell>
            </table:table-row>
            <table:table-row>
              <table:table-cell office:value-type="string">
                <text:p>J 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K 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L 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M 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N 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O 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P 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Q 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 </text:p>
              </table:table-cell>
              <table:table-cell office:value-type="float" office:value="6.02">
                <text:p>6.02</text:p>
              </table:table-cell>
            </table:table-row>
            <table:table-row>
              <table:table-cell office:value-type="string">
                <text:p>S 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string">
                <text:p>T 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U 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V 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W 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X 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Y 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Z </text:p>
              </table:table-cell>
              <table:table-cell office:value-type="float" office:value="0.07">
                <text:p>0.0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t3.A1:t3.B26" chart:data-source-has-labels="column" svg:x="0.32cm" svg:y="0.18cm" svg:width="15.36cm" svg:height="8.64cm">
          <chart:coordinate-region svg:x="0.941cm" svg:y="0.379cm" svg:width="14.739cm" svg:height="7.794cm"/>
          <chart:axis chart:dimension="x" chart:name="primary-x" chart:style-name="ch3" chartooo:axis-type="auto">
            <chartooo:date-scale/>
            <chart:categories table:cell-range-address="t3.A1:t3.A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3.B1:t3.B26" chart:class="chart:bar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t3.A1:t3.A26</svg:desc>
                </draw:g>
              </table:table-cell>
              <table:table-cell office:value-type="float" office:value="5.56">
                <text:p>5.56</text:p>
                <draw:g>
                  <svg:desc>t3.B1:t3.B26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7.242cm" svg:y="0.316cm" chart:style-name="ch2">
          <text:p>normal</text:p>
        </chart:title>
        <chart:plot-area chart:style-name="ch3" chart:data-source-has-labels="both" svg:x="0.32cm" svg:y="1.275cm" svg:width="15.36cm" svg:height="7.545cm">
          <chart:coordinate-region svg:x="0.941cm" svg:y="1.474cm" svg:width="14.739cm" svg:height="6.699cm"/>
          <chart:axis chart:dimension="x" chart:name="primary-x" chart:style-name="ch4" chartooo:axis-type="auto">
            <chartooo:date-scale/>
            <chart:categories table:cell-range-address="local-table.$A$2:.$A$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7" chart:label-cell-address="local-table.$B$1" chart:class="chart:ba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</table:table-cell>
            </table:table-row>
          </table:table-header-rows>
          <table:table-rows>
            <table:table-row>
              <table:table-cell office:value-type="string">
                <text:p>A 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B 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C 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D 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E 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F 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G 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H 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I </text:p>
              </table:table-cell>
              <table:table-cell office:value-type="float" office:value="7.31">
                <text:p>7.31</text:p>
              </table:table-cell>
            </table:table-row>
            <table:table-row>
              <table:table-cell office:value-type="string">
                <text:p>J 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K 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L 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M 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N 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O 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P 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Q 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 </text:p>
              </table:table-cell>
              <table:table-cell office:value-type="float" office:value="6.02">
                <text:p>6.02</text:p>
              </table:table-cell>
            </table:table-row>
            <table:table-row>
              <table:table-cell office:value-type="string">
                <text:p>S 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string">
                <text:p>T 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U 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V 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W 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X 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Y 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Z </text:p>
              </table:table-cell>
              <table:table-cell office:value-type="float" office:value="0.07">
                <text:p>0.0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